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223925" officeooo:paragraph-rsid="00223925"/>
    </style:style>
    <style:style style:name="P15" style:family="paragraph" style:parent-style-name="Standard">
      <style:text-properties officeooo:rsid="002289a3" officeooo:paragraph-rsid="002289a3"/>
    </style:style>
    <style:style style:name="P16" style:family="paragraph" style:parent-style-name="Standard">
      <style:paragraph-properties fo:break-before="page"/>
    </style:style>
    <style:style style:name="P17" style:family="paragraph" style:parent-style-name="Footnote">
      <style:text-properties officeooo:rsid="00243904" officeooo:paragraph-rsid="00243904"/>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25" style:family="paragraph" style:parent-style-name="Heading_20_1" style:master-page-name="First_20_Page">
      <style:paragraph-properties style:page-number="auto"/>
    </style:style>
    <style:style style:name="P26" style:family="paragraph" style:parent-style-name="Standard" style:list-style-name="L1"/>
    <style:style style:name="P27"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T1" style:family="text">
      <style:text-properties officeooo:rsid="002066a8"/>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23925"/>
    </style:style>
    <style:style style:name="T4" style:family="text">
      <style:text-properties officeooo:rsid="002cf300"/>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12f0c3" style:font-size-asian="8pt" style:font-size-complex="8pt"/>
    </style:style>
    <style:style style:name="T8" style:family="text">
      <style:text-properties fo:font-size="8pt" officeooo:rsid="00169d20" style:font-size-asian="8pt" style:font-size-complex="8pt"/>
    </style:style>
    <style:style style:name="T9" style:family="text">
      <style:text-properties fo:font-size="9pt" style:font-size-asian="9pt"/>
    </style:style>
    <style:style style:name="T10" style:family="text">
      <style:text-properties officeooo:rsid="002066a8"/>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officeooo:rsid="00223925"/>
    </style:style>
    <style:style style:name="T13" style:family="text">
      <style:text-properties officeooo:rsid="002cf300"/>
    </style:style>
    <style:style style:name="T14" style:family="text">
      <style:text-properties fo:font-style="normal" style:font-style-asian="normal" style:font-style-complex="normal"/>
    </style:style>
    <style:style style:name="T15" style:family="text">
      <style:text-properties style:text-position="33% 80%"/>
    </style:style>
    <style:style style:name="T16" style:family="text">
      <style:text-properties fo:font-style="italic" style:font-style-asian="italic" style:font-style-complex="italic"/>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officeooo:rsid="000c6795"/>
    </style:style>
    <style:style style:name="T20" style:family="text">
      <style:text-properties officeooo:rsid="000d290c"/>
    </style:style>
    <style:style style:name="T21" style:family="text">
      <style:text-properties officeooo:rsid="000e722d"/>
    </style:style>
    <style:style style:name="T22" style:family="text">
      <style:text-properties officeooo:rsid="001c4d2a"/>
    </style:style>
    <style:style style:name="T23" style:family="text">
      <style:text-properties officeooo:rsid="0020761a"/>
    </style:style>
    <style:style style:name="T24" style:family="text">
      <style:text-properties officeooo:rsid="002226b0"/>
    </style:style>
    <style:style style:name="T25" style:family="text">
      <style:text-properties officeooo:rsid="00256245"/>
    </style:style>
    <style:style style:name="T26" style:family="text">
      <style:text-properties officeooo:rsid="00277c78"/>
    </style:style>
    <style:style style:name="T27" style:family="text">
      <style:text-properties officeooo:rsid="00292f74"/>
    </style:style>
    <style:style style:name="T28" style:family="text">
      <style:text-properties officeooo:rsid="002b061f"/>
    </style:style>
    <style:style style:name="T29" style:family="text">
      <style:text-properties officeooo:rsid="002b3f15"/>
    </style:style>
    <style:style style:name="T30" style:family="text">
      <style:text-properties officeooo:rsid="002e6d3f"/>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29584448" text:id="ct106652629584448">
          <text:insertion>
            <office:change-info>
              <dc:creator>Balazs Racz</dc:creator>
              <dc:date>2016-02-04T09:35:00</dc:date>
            </office:change-info>
          </text:insertion>
        </text:changed-region>
        <text:changed-region xml:id="ct106652629584656" text:id="ct106652629584656">
          <text:insertion>
            <office:change-info>
              <dc:creator>Balazs Racz</dc:creator>
              <dc:date>2016-02-04T09:34:00</dc:date>
            </office:change-info>
          </text:insertion>
        </text:changed-region>
        <text:changed-region xml:id="ct106652629578416" text:id="ct106652629578416">
          <text:deletion>
            <office:change-info>
              <dc:creator>Balazs Racz</dc:creator>
              <dc:date>2016-02-04T09:07:00</dc:date>
            </office:change-info>
            <text:p text:style-name="Standard">Optionally, the node can mark the reply with one or more of</text:p>
          </text:deletion>
        </text:changed-region>
        <text:changed-region xml:id="ct106652629578624" text:id="ct106652629578624">
          <text:insertion>
            <office:change-info>
              <dc:creator>Balazs Racz</dc:creator>
              <dc:date>2016-02-04T09:07:00</dc:date>
            </office:change-info>
          </text:insertion>
        </text:changed-region>
        <text:changed-region xml:id="ct106652629578832" text:id="ct106652629578832">
          <text:insertion>
            <office:change-info>
              <dc:creator>Balazs Racz</dc:creator>
              <dc:date>2016-02-04T09:07:00</dc:date>
            </office:change-info>
          </text:insertion>
        </text:changed-region>
        <text:changed-region xml:id="ct106652629579040" text:id="ct106652629579040">
          <text:insertion>
            <office:change-info>
              <dc:creator>Balazs Racz</dc:creator>
              <dc:date>2016-02-04T11:45:00</dc:date>
            </office:change-info>
          </text:insertion>
        </text:changed-region>
        <text:changed-region xml:id="ct106652629579248" text:id="ct106652629579248">
          <text:insertion>
            <office:change-info>
              <dc:creator>Balazs Racz</dc:creator>
              <dc:date>2016-02-04T09:09:00</dc:date>
            </office:change-info>
          </text:insertion>
        </text:changed-region>
        <text:changed-region xml:id="ct106652629579456" text:id="ct106652629579456">
          <text:deletion>
            <office:change-info>
              <dc:creator>Balazs Racz</dc:creator>
              <dc:date>2016-02-04T09:08:00</dc:date>
            </office:change-info>
            <text:p text:style-name="Standard">Generally, this flag is only meaningful in conjunction with the “Permanent Error” flag, as there is no sense in retransmission in this context.</text:p>
          </text:deletion>
        </text:changed-region>
        <text:changed-region xml:id="ct106652629579664" text:id="ct106652629579664">
          <text:deletion>
            <office:change-info>
              <dc:creator>Balazs Racz</dc:creator>
              <dc:date>2016-02-04T09:08:00</dc:date>
            </office:change-info>
            <text:p text:style-name="Standard">flag </text:p>
          </text:deletion>
        </text:changed-region>
        <text:changed-region xml:id="ct106652629579872" text:id="ct106652629579872">
          <text:insertion>
            <office:change-info>
              <dc:creator>Balazs Racz</dc:creator>
              <dc:date>2016-02-04T09:08:00</dc:date>
            </office:change-info>
          </text:insertion>
        </text:changed-region>
        <text:changed-region xml:id="ct106652629580080" text:id="ct106652629580080">
          <text:insertion>
            <office:change-info>
              <dc:creator>Balazs Racz</dc:creator>
              <dc:date>2016-02-04T09:09:00</dc:date>
            </office:change-info>
          </text:insertion>
        </text:changed-region>
        <text:changed-region xml:id="ct106652629580288" text:id="ct106652629580288">
          <text:deletion>
            <office:change-info>
              <dc:creator>Balazs Racz</dc:creator>
              <dc:date>2016-02-04T09:09:00</dc:date>
            </office:change-info>
            <text:p text:style-name="Standard"><text:span text:style-name="T1">Datagrams not accepted</text:span></text:p>
          </text:deletion>
        </text:changed-region>
        <text:changed-region xml:id="ct106652629580496" text:id="ct106652629580496">
          <text:insertion>
            <office:change-info>
              <dc:creator>Balazs Racz</dc:creator>
              <dc:date>2016-02-04T09:09:00</dc:date>
            </office:change-info>
          </text:insertion>
        </text:changed-region>
        <text:changed-region xml:id="ct106652629580704" text:id="ct106652629580704">
          <text:insertion>
            <office:change-info>
              <dc:creator>Balazs Racz</dc:creator>
              <dc:date>2016-02-04T09:10:00</dc:date>
            </office:change-info>
          </text:insertion>
        </text:changed-region>
        <text:changed-region xml:id="ct106652629580912" text:id="ct106652629580912">
          <text:insertion>
            <office:change-info>
              <dc:creator>Balazs Racz</dc:creator>
              <dc:date>2016-02-04T09:11:00</dc:date>
            </office:change-info>
          </text:insertion>
        </text:changed-region>
        <text:changed-region xml:id="ct106652629581120" text:id="ct106652629581120">
          <text:deletion>
            <office:change-info>
              <dc:creator>Balazs Racz</dc:creator>
              <dc:date>2016-02-04T09:12:00</dc:date>
            </office:change-info>
            <text:p text:style-name="Standard"><text:s/>This error flag does not by itself imply that the sender should retransmit; rather, this flag is be combined with the “Resend OK” flag to explicitly request retransmission.</text:p>
          </text:deletion>
        </text:changed-region>
        <text:changed-region xml:id="ct106652629581328" text:id="ct106652629581328">
          <text:insertion>
            <office:change-info>
              <dc:creator>Balazs Racz</dc:creator>
              <dc:date>2016-02-04T09:16:00</dc:date>
            </office:change-info>
          </text:insertion>
        </text:changed-region>
        <text:changed-region xml:id="ct106652629581536" text:id="ct106652629581536">
          <text:deletion>
            <office:change-info>
              <dc:creator>Balazs Racz</dc:creator>
              <dc:date>2016-02-04T11:48:00</dc:date>
            </office:change-info>
            <text:p text:style-name="Standard">bit</text:p>
          </text:deletion>
        </text:changed-region>
        <text:changed-region xml:id="ct106652629581744" text:id="ct106652629581744">
          <text:insertion>
            <office:change-info>
              <dc:creator>Balazs Racz</dc:creator>
              <dc:date>2016-02-04T11:48:00</dc:date>
            </office:change-info>
          </text:insertion>
        </text:changed-region>
        <text:changed-region xml:id="ct106652629581952" text:id="ct106652629581952">
          <text:insertion>
            <office:change-info>
              <dc:creator>Balazs Racz</dc:creator>
              <dc:date>2016-02-04T09:14:00</dc:date>
            </office:change-info>
          </text:insertion>
        </text:changed-region>
        <text:changed-region xml:id="ct106652629582160" text:id="ct106652629582160">
          <text:insertion>
            <office:change-info>
              <dc:creator>Balazs Racz</dc:creator>
              <dc:date>2016-02-04T09:17:00</dc:date>
            </office:change-info>
          </text:insertion>
        </text:changed-region>
        <text:changed-region xml:id="ct106652629582368" text:id="ct106652629582368">
          <text:deletion>
            <office:change-info>
              <dc:creator>Balazs Racz</dc:creator>
              <dc:date>2016-02-04T09:17:00</dc:date>
            </office:change-info>
            <text:p text:style-name="Standard"><text:s/>This is probably a subset of <text:span text:style-name="T2">the</text:span> Transport error cases.</text:p>
          </text:deletion>
        </text:changed-region>
        <text:changed-region xml:id="ct106652629582576" text:id="ct106652629582576">
          <text:insertion>
            <office:change-info>
              <dc:creator>Balazs Racz</dc:creator>
              <dc:date>2016-02-04T09:17:00</dc:date>
            </office:change-info>
          </text:insertion>
        </text:changed-region>
        <text:changed-region xml:id="ct106652629582784" text:id="ct106652629582784">
          <text:insertion>
            <office:change-info>
              <dc:creator>Balazs Racz</dc:creator>
              <dc:date>2016-02-04T09:19:00</dc:date>
            </office:change-info>
          </text:insertion>
        </text:changed-region>
        <text:changed-region xml:id="ct106652629582992" text:id="ct106652629582992">
          <text:insertion>
            <office:change-info>
              <dc:creator>Balazs Racz</dc:creator>
              <dc:date>2016-02-04T09:20:00</dc:date>
            </office:change-info>
          </text:insertion>
        </text:changed-region>
        <text:changed-region xml:id="ct106652629583200" text:id="ct106652629583200">
          <text:deletion>
            <office:change-info>
              <dc:creator>Balazs Racz</dc:creator>
              <dc:date>2016-02-04T09:20:00</dc:date>
            </office:change-info>
            <text:p text:style-name="Standard"><text:span text:style-name="T3">should make the definition of those codes available in documentation, but that's not required by the Standard.</text:span></text:p>
          </text:deletion>
        </text:changed-region>
        <text:changed-region xml:id="ct106652629583408" text:id="ct106652629583408">
          <text:insertion>
            <office:change-info>
              <dc:creator>Balazs Racz</dc:creator>
              <dc:date>2016-02-04T09:21:00</dc:date>
            </office:change-info>
          </text:insertion>
        </text:changed-region>
        <text:changed-region xml:id="ct106652629583616" text:id="ct106652629583616">
          <text:insertion>
            <office:change-info>
              <dc:creator>Balazs Racz</dc:creator>
              <dc:date>2016-02-04T09:22:00</dc:date>
            </office:change-info>
          </text:insertion>
        </text:changed-region>
        <text:changed-region xml:id="ct106652629583824" text:id="ct106652629583824">
          <text:insertion>
            <office:change-info>
              <dc:creator>Balazs Racz</dc:creator>
              <dc:date>2016-02-04T09:25:00</dc:date>
            </office:change-info>
          </text:insertion>
        </text:changed-region>
        <text:changed-region xml:id="ct106652629584032" text:id="ct106652629584032">
          <text:insertion>
            <office:change-info>
              <dc:creator>Balazs Racz</dc:creator>
              <dc:date>2016-02-04T09:28:00</dc:date>
            </office:change-info>
          </text:insertion>
        </text:changed-region>
        <text:changed-region xml:id="ct106652629584240" text:id="ct106652629584240">
          <text:insertion>
            <office:change-info>
              <dc:creator>Balazs Racz</dc:creator>
              <dc:date>2016-02-04T09:29:00</dc:date>
            </office:change-info>
          </text:insertion>
        </text:changed-region>
        <text:changed-region xml:id="ct106652629584864" text:id="ct106652629584864">
          <text:insertion>
            <office:change-info>
              <dc:creator>Balazs Racz</dc:creator>
              <dc:date>2016-02-04T09:34:00</dc:date>
            </office:change-info>
          </text:insertion>
        </text:changed-region>
        <text:changed-region xml:id="ct106652629585280" text:id="ct106652629585280">
          <text:deletion>
            <office:change-info>
              <dc:creator>Balazs Racz</dc:creator>
              <dc:date>2016-02-04T09:33:00</dc:date>
            </office:change-info>
            <text:p text:style-name="Standard">This is to keep the total number of frames in a Datagram Content message bounded.</text:p>
          </text:deletion>
        </text:changed-region>
        <text:changed-region xml:id="ct106652629585072" text:id="ct106652629585072">
          <text:deletion>
            <office:change-info>
              <dc:creator>Balazs Racz</dc:creator>
              <dc:date>2016-02-04T09:34:00</dc:date>
            </office:change-info>
            <text:p text:style-name="Standard"><text:s/></text:p>
          </text:deletion>
        </text:changed-region>
        <text:changed-region xml:id="ct106652629585488" text:id="ct106652629585488">
          <text:insertion>
            <office:change-info>
              <dc:creator>Balazs Racz</dc:creator>
              <dc:date>2016-02-04T09:34:00</dc:date>
            </office:change-info>
          </text:insertion>
        </text:changed-region>
        <text:changed-region xml:id="ct106652629585696" text:id="ct106652629585696">
          <text:insertion>
            <office:change-info>
              <dc:creator>Balazs Racz</dc:creator>
              <dc:date>2016-02-04T09:33:00</dc:date>
            </office:change-info>
          </text:insertion>
        </text:changed-region>
        <text:changed-region xml:id="ct106652629585904" text:id="ct106652629585904">
          <text:insertion>
            <office:change-info>
              <dc:creator>Balazs Racz</dc:creator>
              <dc:date>2016-02-04T09:39:00</dc:date>
            </office:change-info>
          </text:insertion>
        </text:changed-region>
        <text:changed-region xml:id="ct106652629586112" text:id="ct106652629586112">
          <text:deletion>
            <office:change-info>
              <dc:creator>Balazs Racz</dc:creator>
              <dc:date>2016-02-04T11:16:00</dc:date>
            </office:change-info>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text:p>
          </text:deletion>
        </text:changed-region>
        <text:changed-region xml:id="ct106652629586320" text:id="ct106652629586320">
          <text:insertion>
            <office:change-info>
              <dc:creator>Balazs Racz</dc:creator>
              <dc:date>2016-02-04T11:16:00</dc:date>
            </office:change-info>
          </text:insertion>
        </text:changed-region>
        <text:changed-region xml:id="ct106652629586528" text:id="ct106652629586528">
          <text:deletion>
            <office:change-info>
              <dc:creator>Balazs Racz</dc:creator>
              <dc:date>2016-02-04T11:16:00</dc:date>
            </office:change-info>
            <text:p text:style-name="Standard">various</text:p>
          </text:deletion>
        </text:changed-region>
        <text:changed-region xml:id="ct106652629586736" text:id="ct106652629586736">
          <text:insertion>
            <office:change-info>
              <dc:creator>Balazs Racz</dc:creator>
              <dc:date>2016-02-04T11:16:00</dc:date>
            </office:change-info>
          </text:insertion>
        </text:changed-region>
        <text:changed-region xml:id="ct106652629586944" text:id="ct106652629586944">
          <text:insertion>
            <office:change-info>
              <dc:creator>Balazs Racz</dc:creator>
              <dc:date>2016-02-04T11:16:00</dc:date>
            </office:change-info>
          </text:insertion>
        </text:changed-region>
        <text:changed-region xml:id="ct106652629587152" text:id="ct106652629587152">
          <text:deletion>
            <office:change-info>
              <dc:creator>Balazs Racz</dc:creator>
              <dc:date>2016-02-04T09:40:00</dc:date>
            </office:change-info>
            <text:p text:style-name="Standard"/>
            <text:p text:style-name="Standard">For example, a node that receives a Middle datagram without a First datagram can react in various ways. It might send “Resend OK”, with or without “Transport error” and/or “Out of order”, or simply ignore the message entirely.</text:p>
          </text:deletion>
        </text:changed-region>
        <text:changed-region xml:id="ct106652629587360" text:id="ct106652629587360">
          <text:insertion>
            <office:change-info>
              <dc:creator>Balazs Racz</dc:creator>
              <dc:date>2016-02-04T11:23:00</dc:date>
            </office:change-info>
          </text:insertion>
        </text:changed-region>
        <text:changed-region xml:id="ct106652629587568" text:id="ct106652629587568">
          <text:deletion>
            <office:change-info>
              <dc:creator>Balazs Racz</dc:creator>
              <dc:date>2016-02-04T11:25:00</dc:date>
            </office:change-info>
            <text:p text:style-name="Standard"><text:s/>the need</text:p>
          </text:deletion>
        </text:changed-region>
        <text:changed-region xml:id="ct106652629587776" text:id="ct106652629587776">
          <text:deletion>
            <office:change-info>
              <dc:creator>Balazs Racz</dc:creator>
              <dc:date>2016-02-04T11:27:00</dc:date>
            </office:change-info>
            <text:p text:style-name="Standard">Read</text:p>
          </text:deletion>
        </text:changed-region>
        <text:changed-region xml:id="ct106652629587984" text:id="ct106652629587984">
          <text:insertion>
            <office:change-info>
              <dc:creator>Balazs Racz</dc:creator>
              <dc:date>2016-02-04T11:27:00</dc:date>
            </office:change-info>
          </text:insertion>
        </text:changed-region>
        <text:changed-region xml:id="ct106652629588192" text:id="ct106652629588192">
          <text:deletion>
            <office:change-info>
              <dc:creator>Balazs Racz</dc:creator>
              <dc:date>2016-02-04T11:28:00</dc:date>
            </office:change-info>
            <text:p text:style-name="Standard">read </text:p>
          </text:deletion>
        </text:changed-region>
        <text:changed-region xml:id="ct106652629588608" text:id="ct106652629588608">
          <text:deletion>
            <office:change-info>
              <dc:creator>Balazs Racz</dc:creator>
              <dc:date>2016-02-04T11:29:00</dc:date>
            </office:change-info>
            <text:p text:style-name="Standard"><text:s/></text:p>
          </text:deletion>
        </text:changed-region>
        <text:changed-region xml:id="ct106652629588400" text:id="ct106652629588400">
          <text:deletion>
            <office:change-info>
              <dc:creator>Balazs Racz</dc:creator>
              <dc:date>2016-02-04T11:28:00</dc:date>
            </office:change-info>
            <text:p text:style-name="Standard">read</text:p>
          </text:deletion>
        </text:changed-region>
        <text:changed-region xml:id="ct106652629588816" text:id="ct106652629588816">
          <text:insertion>
            <office:change-info>
              <dc:creator>Balazs Racz</dc:creator>
              <dc:date>2016-02-04T11:30:00</dc:date>
            </office:change-info>
          </text:insertion>
        </text:changed-region>
        <text:changed-region xml:id="ct106652629589024" text:id="ct106652629589024">
          <text:deletion>
            <office:change-info>
              <dc:creator>Balazs Racz</dc:creator>
              <dc:date>2016-02-04T11:30:00</dc:date>
            </office:change-info>
            <text:p text:style-name="Standard">,</text:p>
          </text:deletion>
        </text:changed-region>
        <text:changed-region xml:id="ct106652629589232" text:id="ct106652629589232">
          <text:insertion>
            <office:change-info>
              <dc:creator>Balazs Racz</dc:creator>
              <dc:date>2016-02-04T11:30:00</dc:date>
            </office:change-info>
          </text:insertion>
        </text:changed-region>
        <text:changed-region xml:id="ct106652629589440" text:id="ct106652629589440">
          <text:deletion>
            <office:change-info>
              <dc:creator>Balazs Racz</dc:creator>
              <dc:date>2016-02-04T11:30:00</dc:date>
            </office:change-info>
            <text:p text:style-name="Standard"><text:span text:style-name="T4">ing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2">It is</text:span> expected that <text:span text:style-name="T22">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4082781230062497420" text:style-name="L1">
        <text:list-item>
          <text:p text:style-name="P26">Common Information Technical Note</text:p>
        </text:list-item>
      </text:list>
      <text:h text:style-name="Heading_20_2" text:outline-level="2"><text:soft-page-break/> Message Formats</text:h>
      <text:h text:style-name="Heading_20_3" text:outline-level="3">Datagram Content</text:h>
      <text:p text:style-name="Standard">The datagram length is coded by the transport medium: <text:s/>There is no separate length field in the datagram content itself.</text:p>
      <text:p text:style-name="Standard">The datagram Content ID in the 1<text:span text:style-name="T17">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1" draw:name="graphics2" text:anchor-type="paragraph" svg:width="5.5047in" svg:height="4.4681in"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text:soft-page-break/>Reply Pending bit can be used to to that. <text:s/>It's not understood in any way <text:span text:style-name="T2">by the datagram protocol itself, just passed through. Some possible approaches include:</text:span></text:p>
      <text:list xml:id="list2428597866875269240" text:style-name="L2">
        <text:list-item>
          <text:p text:style-name="P27">Don't use it at all. There are no replies to operations.</text:p>
        </text:list-item>
        <text:list-item>
          <text:p text:style-name="P27">Don't use it at all. Each operation consists of a command datagram, and some other message or datagram in reply.</text:p>
        </text:list-item>
        <text:list-item>
          <text:p text:style-name="P27">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9">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2">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2871857961844990844" text:style-name="L3">
        <text:list-item>
          <text:p text:style-name="P29">“Permanent error” — This node does not process datagrams, will not accept a datagram from this source, or for some other reason will not ever be able to accept this particular datagram. The datagram should not be retransmitted.</text:p>
        </text:list-item>
        <text:list-item>
          <text:p text:style-name="P29">“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2">the</text:span> error, but this is an undesirable case.</text:p>
      <text:p text:style-name="Standard"><text:change text:change-id="ct106652629578416"/><text:change-start text:change-id="ct106652629578624"/><text:span text:style-name="T1">The Message Network Standard contains error codes for</text:span><text:change-end text:change-id="ct106652629578624"/> several conditions<text:change-start text:change-id="ct106652629578832"/> <text:span text:style-name="T1">that may be useful for the Datagram </text:span><text:change-end text:change-id="ct106652629578832"/><text:change-start text:change-id="ct106652629579040"/><text:span text:style-name="T1">implementations</text:span><text:change-end text:change-id="ct106652629579040"/>:</text:p>
      <text:p text:style-name="Standard">“Source not permitted” <text:change-start text:change-id="ct106652629579248"/><text:span text:style-name="T1">(0x1020) </text:span><text:change-end text:change-id="ct106652629579248"/>— Datagrams from this source will never be accepted. <text:change text:change-id="ct106652629579456"/><text:s/>This <text:change text:change-id="ct106652629579664"/><text:change-start text:change-id="ct106652629579872"/><text:span text:style-name="T1">error </text:span><text:change-end text:change-id="ct106652629579872"/>might be used to indicate that a receiving node is only willing to establish a connection with an exclusive set of nodes that doesn't include the sender.</text:p>
      <text:p text:style-name="Standard">“<text:change-start text:change-id="ct106652629580080"/><text:span text:style-name="T1">Not implemented, datagram type unknown</text:span><text:change-end text:change-id="ct106652629580080"/><text:change text:change-id="ct106652629580288"/>” <text:change-start text:change-id="ct106652629580496"/><text:span text:style-name="T1">(0x1042) </text:span><text:change-end text:change-id="ct106652629580496"/>— This node will not accept datagrams of <text:span text:style-name="T2">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change-start text:change-id="ct106652629580704"/><text:span text:style-name="T1">(suggested error code 0x1043) </text:span><text:change-end text:change-id="ct106652629580704"/>because it carries the notion that the Datagram Protocol isn't supported.</text:p>
      <text:p text:style-name="Standard">“Transport Error” — Something appears to have gone wrong between the sender and the recipient, perhaps because the recipient received datagram fragments out of order<text:change-start text:change-id="ct106652629580912"/> <text:span text:style-name="T23">(0x204x)</text:span><text:change-end text:change-id="ct106652629580912"/>, or a sequence of datagrams was received out of order (at the application layer).<text:change text:change-id="ct106652629581120"/></text:p>
      <text:p text:style-name="Standard">“Buffer shortage”<text:change-start text:change-id="ct106652629581328"/> <text:span text:style-name="T24">(0x202x)</text:span><text:change-end text:change-id="ct106652629581328"/> - The node wasn't able to receive the datagram because of a shortage of buffers. This can happen during normal operation due to overlapping traffic to a node. Setting this <text:change text:change-id="ct106652629581536"/><text:change-start text:change-id="ct106652629581744"/><text:span text:style-name="T30">error</text:span><text:change-end text:change-id="ct106652629581744"/> helps diagnose when datagram traffic is overwhelming the node's ability to buffer and process it<text:change-start text:change-id="ct106652629581952"/>.<text:change-end text:change-id="ct106652629581952"/> </text:p>
      <text:p text:style-name="Standard">“Out of Order”<text:change-start text:change-id="ct106652629582160"/> <text:span text:style-name="T24">(0x204x)</text:span><text:change-end text:change-id="ct106652629582160"/> - Should not happen, but an internal inconsistency was found in the OpenLCB message sequence and/or in the CAN frames making up a datagram.<text:change text:change-id="ct106652629582368"/></text:p>
      <text:p text:style-name="Standard">The bits <text:span text:style-name="T20">0-3</text:span> can be used for code for <text:span text:style-name="T2">the</text:span> specific condition that lead the receiving node to reject the Datagram Content message<text:change-start text:change-id="ct106652629582576"/>, <text:span text:style-name="T24">as specified by the Message Network Standard</text:span><text:change-end text:change-id="ct106652629582576"/>. <text:s/>This is a good idea, because it helps debug persistent problems. <text:s/>Node manufacturers <text:change-start text:change-id="ct106652629582784"/><text:span text:style-name="T3">are encouraged to use the specific error codes, where applicable, or re</text:span><text:change-end text:change-id="ct106652629582784"/><text:change-start text:change-id="ct106652629582992"/><text:span text:style-name="T3">quest defining new specific error codes from the OpenLCB group when they have a need not yet covered.</text:span><text:change-end text:change-id="ct106652629582992"/><text:change text:change-id="ct106652629583200"/></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change-start text:change-id="ct106652629583408"/></text:p>
      <text:p text:style-name="P14">Note that even in the presence of multiple buffers, overlapping multiple datagrams from the same source to the same destination is not allowed, because it is not possible to correctly attribute the Datagram <text:change-end text:change-id="ct106652629583408"/><text:change-start text:change-id="ct106652629583616"/>Received OK / Datagram Rejected responses.<text:change-end text:change-id="ct106652629583616"/></text:p>
      <text:h text:style-name="Heading_20_2" text:outline-level="2"><text:soft-page-break/>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change-start text:change-id="ct106652629583824"/></text:p>
      <text:p text:style-name="P15">The standard <text:change-end text:change-id="ct106652629583824"/><text:change-start text:change-id="ct106652629584032"/>does not allow sending overlapping datagrams, but it is not specified what a node receiving overlapping datagrams must do. It is up to the implementation: the node may process both datagrams in the order as they arrived and generate multiple replies, or reject both datagrams<text:change-end text:change-id="ct106652629584032"/><text:change-start text:change-id="ct106652629584240"/>. In other words, receiving nodes are not required to detect overlapping datagrams having been received.<text:change-end text:change-id="ct106652629584240"/></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21">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3934610689697703846" text:style-name="L4">
        <text:list-item>
          <text:p text:style-name="P30">CAN-Datagram Content Single Frame — Note that zero-length datagrams are valid<text:change-start text:change-id="ct106652629584864"/><text:note text:id="ftn1" text:note-class="footnote"><text:note-citation>1</text:note-citation><text:note-body><text:p text:style-name="P17"><text:change-start text:change-id="ct106652629584448"/>However, z<text:change-end text:change-id="ct106652629584448"/><text:change-start text:change-id="ct106652629584656"/>ero-length datagrams will <text:span text:style-name="T26">typically </text:span>be rejected by most nodes that implement higher-level datagram-based protocols and use the first byte to determine the protocol used.<text:change-end text:change-id="ct106652629584656"/></text:p></text:note-body></text:note><text:change-end text:change-id="ct106652629584864"/>.</text:p>
        </text:list-item>
        <text:list-item>
          <text:p text:style-name="P30">CAN-Datagram Content First Frame — Note that there's no requirement that this contain 8 bytes.<text:change text:change-id="ct106652629585280"/><text:change text:change-id="ct106652629585072"/></text:p>
        </text:list-item>
        <text:list-item>
          <text:p text:style-name="P30">CAN-Datagram Content Middle Frame — Note that there's no requirement that this contain 8 bytes. It cannot be empty, though.<text:change-start text:change-id="ct106652629585488"/> <text:change-end text:change-id="ct106652629585488"/><text:change-start text:change-id="ct106652629585696"/>This is to keep the total number of frames in a Datagram Content message bounded.<text:change-end text:change-id="ct106652629585696"/></text:p>
        </text:list-item>
        <text:list-item>
          <text:p text:style-name="P30">CAN-Datagram Content Last Frame — Note that this frame can be zero length.</text:p>
        </text:list-item>
      </text:list>
      <text:h text:style-name="Heading_20_3" text:outline-level="3"><text:soft-page-break/>CAN States</text:h>
      <text:p text:style-name="Standard">The CAN implementation allows more than one datagram to arrive at a node at the same time, since datagram fragments from node A and node B can arrive interleaved <text:span text:style-name="T2">at their destination node C. <text:s/>Datagram implementations need to track this in their internal state. <text:s/>Approaches include:</text:span></text:p>
      <text:list xml:id="list5364532871439565663" text:style-name="L5">
        <text:list-item>
          <text:p text:style-name="P28">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8">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2">that</text:span> says that CAN frames <text:span text:style-name="T2">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2">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change-start text:change-id="ct106652629585904"/> <text:span text:style-name="T25">or using a timeout mechanism</text:span><text:change-end text:change-id="ct106652629585904"/>.</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change text:change-id="ct106652629586112"/><text:change-start text:change-id="ct106652629586320"/><text:span text:style-name="T27">Nodes are required to reject a certain set of </text:span><text:change-end text:change-id="ct106652629586320"/>out-of-spec transmissions. Nodes can use the <text:change text:change-id="ct106652629586528"/><text:change-start text:change-id="ct106652629586736"/><text:span text:style-name="T27">specific</text:span><text:change-end text:change-id="ct106652629586736"/> error replies <text:change-start text:change-id="ct106652629586944"/><text:span text:style-name="T27">defined in the Message Network Standard </text:span><text:change-end text:change-id="ct106652629586944"/>to indicate whatever they know, but they don't have to. <text:change text:change-id="ct106652629587152"/></text:p>
      <text:p text:style-name="Standard">Notice, however, that receiving a second valid datagram sequence from yet another node while receiving one (or more) that fills the local buffers is <text:span text:style-name="T16">not</text:span> an out-of-spec condition, and the protocol defines exactly how the node is to react. There's no flexibility in this case. The receiving node <text:span text:style-name="T1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9086132132235740699" text:style-name="L6">
        <text:list-item>
          <text:p text:style-name="P31">Memory configuration: Simple one-value reads and writes of configuration data are one-to-one operations that need to exchange 4-8-16-32 bytes of data.</text:p>
        </text:list-item>
        <text:list-item>
          <text:p text:style-name="P31">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31">RFID: RFID tags carry 40-64 bits of payload. Adding in some status and location information, reporting a<text:change-start text:change-id="ct106652629587360"/><text:span text:style-name="T28">n</text:span><text:change-end text:change-id="ct106652629587360"/>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2">t is</text:span> not possible to guarantee in advance that a buffer is available in the destination to receive and assemble the datagram.</text:p>
      <text:p text:style-name="Standard"><text:soft-page-break/>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text:change text:change-id="ct106652629587568"/>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2" draw:name="graphics5" text:anchor-type="char" svg:width="5.8252in" svg:height="4.602in" draw:z-index="2"><draw:image xlink:href="../mscgen/DatagramOK.png" xlink:type="simple" xlink:show="embed" xlink:actuate="onLoad"/></draw:frame></text:p>
      <text:p text:style-name="P10">Transferring a datagram using three CAN frames. Note buffering.</text:p>
      <text:p text:style-name="Caption"><text:soft-page-break/></text:p>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Rejected interleaved CAN datagram case</text:h>
      <text:p text:style-name="Standard"><draw:frame draw:style-name="fr3" draw:name="graphics3" text:anchor-type="paragraph" svg:width="4.95in" svg:height="7.8799in" draw:z-index="1"><draw:image xlink:href="../mscgen/DatagramInterleave.png" xlink:type="simple" xlink:show="embed" xlink:actuate="onLoad"/></draw:frame></text:p>
      <text:p text:style-name="Standard">Example of a node receiving two overlapping datagrams, rejecting one, <text:span text:style-name="T2">and</text:span> then receiving the retransmission.</text:p>
      <text:h text:style-name="Heading_20_3" text:outline-level="3">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15">nd</text:span> command was sent before the reply datagram was sent. This is valid, but nodes with only one buffer may not be able to handle that <text:change text:change-id="ct106652629587776"/><text:change-start text:change-id="ct106652629587984"/><text:span text:style-name="T29">second command</text:span><text:change-end text:change-id="ct106652629587984"/>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soft-page-break/><text:tab/>Datagram Received OK →</text:p>
      <text:p text:style-name="Standard">which is significantly less efficient. Better to send the positive acknowledgement to the <text:change text:change-id="ct106652629588192"/>reply datagram before sending the next <text:change text:change-id="ct106652629588608"/><text:change text:change-id="ct106652629588400"/>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6394395503347180441" text:style-name="L7">
        <text:list-item>
          <text:p text:style-name="P32">A one-byte ID field with a central sequential method of assignment. <text:span text:style-name="T2">It is</text:span> called the “Datagram Content ID”. This is small, so doesn't use much space on CAN, but requires central recording of IDs.</text:p>
        </text:list-item>
        <text:list-item>
          <text:p text:style-name="P32">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2">t is</text:span> possible to incrementally process parts of a datagram as they arrive, in general it will be necessary to have a buffer of the maximum possible size available when a datagram is arriving. (That same buffer can be used to send datagrams, if needed<text:change-start text:change-id="ct106652629588816"/>.<text:change-end text:change-id="ct106652629588816"/>) At the same time, datagrams that are too small to contain a useful atomic message<text:change text:change-id="ct106652629589024"/> requir<text:change-start text:change-id="ct106652629589232"/><text:span text:style-name="T4">e</text:span><text:change-end text:change-id="ct106652629589232"/><text:change text:change-id="ct106652629589440"/>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text:soft-page-break/>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8">which</text:span> global datagram to retransmit. <text:s/>If it sends global datagram A, then immediately sends global datagram B, it has to know which to resend from just the resend request message (or, if they are idempotent, it could send both, but this gets out of <text:soft-page-break/>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3076034548465069983" text:style-name="L8">
        <text:list-item>
          <text:p text:style-name="P33">Node A creates a datagram for node B in its buffer and starts to send it.</text:p>
        </text:list-item>
        <text:list-item>
          <text:p text:style-name="P33">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2">It is</text:span> therefore easiest for an implementation to provide for two buffers if i<text:span text:style-name="T2">t is</text:span> likely to send and receive datagrams asynchronously.</text:p>
      <text:p text:style-name="Standard">The datagram protocol allows all nodes to reject a datagram when i<text:span text:style-name="T2">t has</text:span> been totally received. CAN and other wire protocols, because they require fragmentation of the datagram into smaller segments, therefore also allow an early rejection of a datagram. This mechanism can help keep buffers clear, but it<text:span text:style-name="T2"> is</text:span> not required that CAN implementations use this mechanism.</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Annotations to the Standard<text:tab/>1</text:p>
          <text:p text:style-name="P20"><text:s/>2.1 Introduction<text:tab/>1</text:p>
          <text:p text:style-name="P20"><text:s/>2.2 Intended Use<text:tab/>1</text:p>
          <text:p text:style-name="P20"><text:s/>2.3 References and Context<text:tab/>1</text:p>
          <text:p text:style-name="P20"><text:s/>2.4  Message Formats<text:tab/>2</text:p>
          <text:p text:style-name="P19"><text:s/>2.4.1 Datagram Content<text:tab/>2</text:p>
          <text:p text:style-name="P19"><text:s/>2.4.2 Datagram Received OK<text:tab/>2</text:p>
          <text:p text:style-name="P19"><text:s/>2.4.3 Datagram Rejected<text:tab/>3</text:p>
          <text:p text:style-name="P18"><text:s/>2.4.3.1 Error Codes<text:tab/>3</text:p>
          <text:p text:style-name="P20"><text:s/>2.5 States<text:tab/>4</text:p>
          <text:p text:style-name="P20"><text:s/>2.6 Interactions<text:tab/>5</text:p>
          <text:p text:style-name="P19"><text:s/>2.6.1 Normal Transmission<text:tab/>5</text:p>
          <text:p text:style-name="P19"><text:s/>2.6.2 Rejected Transmission<text:tab/>5</text:p>
          <text:p text:style-name="P20"><text:s/>2.7 Adaptation to CAN Transport<text:tab/>5</text:p>
          <text:p text:style-name="P19"><text:s/>2.7.1 CAN Message Formats<text:tab/>5</text:p>
          <text:p text:style-name="P19"><text:s/>2.7.2 CAN States<text:tab/>6</text:p>
          <text:p text:style-name="P19"><text:s/>2.7.3 CAN Interactions<text:tab/>6</text:p>
          <text:p text:style-name="P18"><text:s/>2.7.3.1 Normal Transmission<text:tab/>6</text:p>
          <text:p text:style-name="P18"><text:s/>2.7.3.2 Rejected Transmission<text:tab/>7</text:p>
          <text:p text:style-name="P21"><text:s/>3 Background Information<text:tab/>7</text:p>
          <text:p text:style-name="P20"><text:s/>3.1 Use Cases<text:tab/>7</text:p>
          <text:p text:style-name="P20"><text:s/>3.2 Discussion<text:tab/>7</text:p>
          <text:p text:style-name="P20"><text:s/>3.3 Examples<text:tab/>8</text:p>
          <text:p text:style-name="P19"><text:s/>3.3.1 Normal CAN case<text:tab/>8</text:p>
          <text:p text:style-name="P19"><text:s/>3.3.2 Short CAN datagram case<text:tab/>9</text:p>
          <text:p text:style-name="P19"><text:s/>3.3.3 Rejected short CAN datagram case<text:tab/>9</text:p>
          <text:p text:style-name="P19"><text:s/>3.3.4 Rejected interleaved CAN datagram case<text:tab/>9</text:p>
          <text:p text:style-name="P19"><text:s/>3.3.5 Command/Reply Example<text:tab/>9</text:p>
          <text:p text:style-name="P19"><text:s/>3.3.6 Back and Forth Datagram Protocol<text:tab/>9</text:p>
          <text:p text:style-name="P20"><text:s/>3.4 Datagram Content<text:tab/>10</text:p>
          <text:p text:style-name="P20"><text:s/>3.5 Numerology<text:tab/>10</text:p>
          <text:p text:style-name="P20"><text:s/>3.6 Future Extensions<text:tab/>11</text:p>
          <text:p text:style-name="P19"><text:s/>3.6.1 Global Datagrams<text:tab/>11</text:p>
          <text:p text:style-name="P19"><text:s/>3.6.2 CAN Extensions<text:tab/>12</text:p>
          <text:p text:style-name="P20"><text:s/>3.7 Implementation Notes<text:tab/>12</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2f0c3" style:font-size-asian="8pt" style:font-size-complex="8pt"/>
    </style:style>
    <style:style style:name="MT3" style:family="text">
      <style:text-properties fo:font-size="8pt" officeooo:rsid="00169d2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tracked-changes>
          <text:changed-region xml:id="ct106102877919312" text:id="ct106102877919312">
            <text:deletion>
              <office:change-info>
                <dc:creator>Balazs Racz</dc:creator>
                <dc:date>2016-02-05T10:14:00</dc:date>
              </office:change-info>
              <text:p text:style-name="MP2"><text:span text:style-name="Page_20_Number"><text:span text:style-name="MT1">2015</text:span></text:span></text:p>
            </text:deletion>
          </text:changed-region>
          <text:changed-region xml:id="ct106102875874784" text:id="ct106102875874784">
            <text:insertion>
              <office:change-info>
                <dc:creator>Balazs Racz</dc:creator>
                <dc:date>2016-02-05T10:14:00</dc:date>
              </office:change-info>
            </text:insertion>
          </text:changed-region>
          <text:changed-region xml:id="ct106102877953216" text:id="ct106102877953216">
            <text:deletion>
              <office:change-info>
                <dc:creator>Balazs Racz</dc:creator>
                <dc:date>2016-02-05T10:14:00</dc:date>
              </office:change-info>
              <text:p text:style-name="MP2"><text:span text:style-name="Page_20_Number"><text:span text:style-name="MT2">Feb 17, </text:span></text:span><text:span text:style-name="Page_20_Number"><text:span text:style-name="MT3">2015</text:span></text:span></text:p>
            </text:deletion>
          </text:changed-region>
          <text:changed-region xml:id="ct106102877917648" text:id="ct106102877917648">
            <text:insertion>
              <office:change-info>
                <dc:creator>Balazs Racz</dc:creator>
                <dc:date>2016-02-05T10:14:00</dc:date>
              </office:change-info>
            </text:insertion>
          </text:changed-region>
        </text:tracked-changes>
        <text:p text:style-name="MP2"><text:span text:style-name="Page_20_Number"><text:span text:style-name="MT1">Copyright 2011-</text:span></text:span><text:change text:change-id="ct106102877919312"/><text:change-start text:change-id="ct106102875874784"/><text:span text:style-name="Page_20_Number"><text:span text:style-name="MT1"><text:user-defined style:data-style-name="N0" text:name="OLCByear">2016</text:user-defined></text:span></text:span><text:change-end text:change-id="ct10610287587478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13</text:page-count></text:span></text:span><text:span text:style-name="Page_20_Number"><text:span text:style-name="MT1"> - </text:span></text:span><text:change text:change-id="ct106102877953216"/><text:change-start text:change-id="ct106102877917648"/><text:span text:style-name="Page_20_Number"><text:span text:style-name="MT3"><text:user-defined style:data-style-name="N0" text:name="OLCBdate">Feb 6, 2016</text:user-defined></text:span></text:span><text:change-end text:change-id="ct106102877917648"/></text:p>
      </style:footer>
    </style:master-page>
    <style:master-page style:name="First_20_Page" style:display-name="First Page" style:page-layout-name="Mpm2" style:next-style-name="Standard">
      <style:header>
        <text:tracked-changes>
          <text:changed-region xml:id="ct106652629576752" text:id="ct106652629576752">
            <text:deletion>
              <office:change-info>
                <dc:creator>Balazs Racz</dc:creator>
                <dc:date>2016-02-05T10:14:00</dc:date>
              </office:change-info>
              <text:p text:style-name="MP6">Feb 17, 2015</text:p>
            </text:deletion>
          </text:changed-region>
          <text:changed-region xml:id="ct106652629576960" text:id="ct106652629576960">
            <text:insertion>
              <office:change-info>
                <dc:creator>Balazs Racz</dc:creator>
                <dc:date>2016-02-05T10:14:00</dc:date>
              </office:change-info>
            </text:insertion>
          </text:changed-region>
          <text:changed-region xml:id="ct106652629577168" text:id="ct106652629577168">
            <text:deletion>
              <office:change-info>
                <dc:creator>Balazs Racz</dc:creator>
                <dc:date>2016-02-05T10:14:00</dc:date>
              </office:change-info>
              <text:p text:style-name="MP6">Adopted</text:p>
            </text:deletion>
          </text:changed-region>
          <text:changed-region xml:id="ct106652629577376" text:id="ct106652629577376">
            <text:insertion>
              <office:change-info>
                <dc:creator>Balazs Racz</dc:creator>
                <dc:date>2016-02-05T10:1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2075in" svg:y="0.2398in" svg:width="2.798in" svg:height="0.9909in" draw:z-index="3"><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06652629576752"/><text:change-start text:change-id="ct106652629576960"/><text:user-defined style:data-style-name="N0" text:name="OLCBdate">Feb 6, 2016</text:user-defined><text:change-end text:change-id="ct106652629576960"/></text:p>
            </table:table-cell>
            <table:table-cell table:style-name="Table1.C1" office:value-type="string">
              <text:p text:style-name="MP6"><text:change text:change-id="ct106652629577168"/><text:change-start text:change-id="ct106652629577376"/><text:user-defined style:data-style-name="N0" text:name="OLCBstatus">Draft</text:user-defined><text:change-end text:change-id="ct106652629577376"/></text:p>
            </table:table-cell>
          </table:table-row>
        </table:table>
        <text:p text:style-name="Header"/>
      </style:header>
      <style:footer>
        <text:tracked-changes>
          <text:changed-region xml:id="ct106652629577584" text:id="ct106652629577584">
            <text:deletion>
              <office:change-info>
                <dc:creator>Balazs Racz</dc:creator>
                <dc:date>2016-02-05T10:14:00</dc:date>
              </office:change-info>
              <text:p text:style-name="MP7"><text:span text:style-name="Page_20_Number"><text:span text:style-name="MT1">2015</text:span></text:span></text:p>
            </text:deletion>
          </text:changed-region>
          <text:changed-region xml:id="ct106652629577792" text:id="ct106652629577792">
            <text:insertion>
              <office:change-info>
                <dc:creator>Balazs Racz</dc:creator>
                <dc:date>2016-02-05T10:14:00</dc:date>
              </office:change-info>
            </text:insertion>
          </text:changed-region>
          <text:changed-region xml:id="ct106652629578000" text:id="ct106652629578000">
            <text:deletion>
              <office:change-info>
                <dc:creator>Balazs Racz</dc:creator>
                <dc:date>2016-02-05T10:14:00</dc:date>
              </office:change-info>
              <text:p text:style-name="MP7"><text:span text:style-name="Page_20_Number"><text:span text:style-name="MT2">Feb 17, 2015</text:span></text:span></text:p>
            </text:deletion>
          </text:changed-region>
          <text:changed-region xml:id="ct106652629578208" text:id="ct106652629578208">
            <text:insertion>
              <office:change-info>
                <dc:creator>Balazs Racz</dc:creator>
                <dc:date>2016-02-05T10:14:00</dc:date>
              </office:change-info>
            </text:insertion>
          </text:changed-region>
        </text:tracked-changes>
        <text:p text:style-name="MP7"><text:span text:style-name="Page_20_Number"><text:span text:style-name="MT1">Copyright 2011-</text:span></text:span><text:change text:change-id="ct106652629577584"/><text:change-start text:change-id="ct106652629577792"/><text:span text:style-name="Page_20_Number"><text:span text:style-name="MT1"><text:user-defined style:data-style-name="N0" text:name="OLCByear">2016</text:user-defined></text:span></text:span><text:change-end text:change-id="ct10665262957779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3</text:page-count></text:span></text:span><text:span text:style-name="Page_20_Number"><text:span text:style-name="MT5"> - </text:span></text:span><text:change text:change-id="ct106652629578000"/><text:change-start text:change-id="ct106652629578208"/><text:span text:style-name="Page_20_Number"><text:span text:style-name="MT2"><text:user-defined style:data-style-name="N0" text:name="OLCBdate">Feb 6, 2016</text:user-defined></text:span></text:span><text:change-end text:change-id="ct106652629578208"/></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1</meta:editing-cycles>
    <meta:editing-duration>P1DT7H35M10S</meta:editing-duration>
    <meta:generator>LibreOffice/4.4.0.3$MacOSX_X86_64 LibreOffice_project/de093506bcdc5fafd9023ee680b8c60e3e0645d7</meta:generator>
    <dc:date>2016-02-06T15:08:48.279779000</dc:date>
    <dc:creator>David Harris</dc:creator>
    <meta:printed-by>Bob Jacobsen</meta:printed-by>
    <meta:print-date>2013-04-13T07:58:02</meta:print-date>
    <meta:document-statistic meta:table-count="1" meta:image-count="4" meta:object-count="0" meta:page-count="13" meta:paragraph-count="203" meta:word-count="4794" meta:character-count="29170" meta:non-whitespace-character-count="24447"/>
    <meta:user-defined meta:name="OLCBdate">Feb 6, 2016</meta:user-defined>
    <meta:user-defined meta:name="OLCBstatus">Draft</meta:user-defined>
    <meta:user-defined meta:name="OLCByear">2016</meta:user-defined>
  </office:meta>
</office:document-meta>
</file>